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OpenSymbol" svg:font-family="OpenSymbol"/>
    <style:font-face style:name="Tahoma1" svg:font-family="Tahoma"/>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de" fo:country="DE"/>
    </style:style>
    <style:style style:name="P2" style:family="paragraph" style:parent-style-name="Footer">
      <style:paragraph-properties fo:text-align="end" style:justify-single-word="false"/>
      <style:text-properties fo:language="de" fo:country="DE"/>
    </style:style>
    <style:style style:name="P3" style:family="paragraph" style:parent-style-name="Standard">
      <style:text-properties fo:language="de" fo:country="DE"/>
    </style:style>
    <style:style style:name="P4" style:family="paragraph" style:parent-style-name="Standard">
      <style:paragraph-properties fo:text-align="start" style:justify-single-word="false"/>
      <style:text-properties fo:language="de" fo:country="DE"/>
    </style:style>
    <style:style style:name="P5" style:family="paragraph" style:parent-style-name="Standard">
      <style:paragraph-properties fo:text-align="center" style:justify-single-word="false"/>
      <style:text-properties fo:language="de" fo:country="DE"/>
    </style:style>
    <style:style style:name="P6" style:family="paragraph" style:parent-style-name="Standard">
      <style:paragraph-properties fo:text-align="center" style:justify-single-word="false"/>
      <style:text-properties fo:font-size="14pt" fo:language="de" fo:country="DE" style:font-size-asian="14pt" style:font-size-complex="14pt"/>
    </style:style>
    <style:style style:name="P7" style:family="paragraph" style:parent-style-name="Standard">
      <style:paragraph-properties fo:text-align="start" style:justify-single-word="false"/>
      <style:text-properties fo:font-size="14pt" fo:language="de" fo:country="DE" style:font-size-asian="14pt" style:font-size-complex="14pt"/>
    </style:style>
    <style:style style:name="P8" style:family="paragraph" style:parent-style-name="Standard">
      <style:paragraph-properties fo:text-align="start" style:justify-single-word="false"/>
      <style:text-properties fo:font-size="13pt" fo:language="de" fo:country="DE" style:font-size-asian="13pt" style:font-size-complex="13pt"/>
    </style:style>
    <style:style style:name="P9"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0"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1" style:family="paragraph" style:parent-style-name="Standard" style:master-page-name="First_20_Page">
      <style:paragraph-properties style:page-number="auto"/>
      <style:text-properties fo:language="de" fo:country="DE"/>
    </style:style>
    <style:style style:name="P12" style:family="paragraph" style:parent-style-name="Standard">
      <style:text-properties fo:language="de" fo:country="DE"/>
    </style:style>
    <style:style style:name="P13" style:family="paragraph" style:parent-style-name="Standard">
      <style:text-properties fo:language="de" fo:country="DE" officeooo:rsid="00712c8f" officeooo:paragraph-rsid="00712c8f"/>
    </style:style>
    <style:style style:name="P14" style:family="paragraph" style:parent-style-name="Standard">
      <style:text-properties fo:language="de" fo:country="DE" officeooo:rsid="00727f2c" officeooo:paragraph-rsid="00727f2c"/>
    </style:style>
    <style:style style:name="P15" style:family="paragraph" style:parent-style-name="Standard" style:list-style-name="L2">
      <style:text-properties fo:language="de" fo:country="DE" officeooo:rsid="00727f2c" officeooo:paragraph-rsid="00727f2c"/>
    </style:style>
    <style:style style:name="P16" style:family="paragraph" style:parent-style-name="Standard" style:list-style-name="L2">
      <style:paragraph-properties fo:text-align="start" style:justify-single-word="false"/>
    </style:style>
    <style:style style:name="P17" style:family="paragraph" style:parent-style-name="Standard">
      <style:text-properties style:font-name="Times New Roman" fo:font-size="12pt" fo:language="de" fo:country="DE" officeooo:rsid="00727f2c" officeooo:paragraph-rsid="00727f2c" style:font-size-asian="12pt" style:font-size-complex="12pt"/>
    </style:style>
    <style:style style:name="P18" style:family="paragraph" style:parent-style-name="Standard">
      <style:text-properties officeooo:rsid="0076d34d" officeooo:paragraph-rsid="0076d34d"/>
    </style:style>
    <style:style style:name="P19" style:family="paragraph" style:parent-style-name="Text_20_body">
      <style:text-properties officeooo:rsid="00727f2c" officeooo:paragraph-rsid="00727f2c"/>
    </style:style>
    <style:style style:name="P20" style:family="paragraph" style:parent-style-name="Text_20_body">
      <style:text-properties officeooo:rsid="00733599" officeooo:paragraph-rsid="00733599"/>
    </style:style>
    <style:style style:name="P21" style:family="paragraph" style:parent-style-name="Text_20_body">
      <style:text-properties officeooo:rsid="0074fd35" officeooo:paragraph-rsid="0074fd35"/>
    </style:style>
    <style:style style:name="P22" style:family="paragraph" style:parent-style-name="Text_20_body">
      <style:text-properties officeooo:rsid="00766b44" officeooo:paragraph-rsid="00766b44"/>
    </style:style>
    <style:style style:name="P23" style:family="paragraph" style:parent-style-name="Text_20_body">
      <style:text-properties officeooo:rsid="0076d34d" officeooo:paragraph-rsid="0076d34d"/>
    </style:style>
    <style:style style:name="P24" style:family="paragraph" style:parent-style-name="Text_20_body">
      <style:paragraph-properties fo:text-align="center" style:justify-single-word="false"/>
      <style:text-properties officeooo:rsid="0076d34d" officeooo:paragraph-rsid="0076d34d"/>
    </style:style>
    <style:style style:name="P25" style:family="paragraph" style:parent-style-name="Text_20_body">
      <style:text-properties officeooo:rsid="0077c9eb" officeooo:paragraph-rsid="0077c9eb"/>
    </style:style>
    <style:style style:name="P26" style:family="paragraph" style:parent-style-name="Text_20_body">
      <style:text-properties officeooo:rsid="0078d997" officeooo:paragraph-rsid="0078d997"/>
    </style:style>
    <style:style style:name="P27" style:family="paragraph" style:parent-style-name="Text_20_body">
      <style:text-properties officeooo:rsid="007577f0" officeooo:paragraph-rsid="007c32ce"/>
    </style:style>
    <style:style style:name="P28" style:family="paragraph" style:parent-style-name="Text_20_body">
      <style:text-properties officeooo:rsid="007527d9" officeooo:paragraph-rsid="007c32ce"/>
    </style:style>
    <style:style style:name="P29" style:family="paragraph" style:parent-style-name="Text_20_body" style:list-style-name="">
      <style:text-properties officeooo:rsid="007527d9" officeooo:paragraph-rsid="007c32ce"/>
    </style:style>
    <style:style style:name="P30" style:family="paragraph" style:parent-style-name="Text_20_body">
      <style:text-properties officeooo:rsid="00749c8c" officeooo:paragraph-rsid="007c32ce"/>
    </style:style>
    <style:style style:name="P31" style:family="paragraph" style:parent-style-name="Text_20_body">
      <style:text-properties officeooo:rsid="00762a22" officeooo:paragraph-rsid="007c32ce"/>
    </style:style>
    <style:style style:name="P32" style:family="paragraph" style:parent-style-name="Text_20_body">
      <style:text-properties officeooo:paragraph-rsid="007c32ce"/>
    </style:style>
    <style:style style:name="P33" style:family="paragraph" style:parent-style-name="Header">
      <style:text-properties officeooo:rsid="007f8f44" officeooo:paragraph-rsid="007f8f44"/>
    </style:style>
    <style:style style:name="P34" style:family="paragraph" style:parent-style-name="Footer">
      <style:text-properties officeooo:rsid="007f8f44" officeooo:paragraph-rsid="007f8f44"/>
    </style:style>
    <style:style style:name="P35" style:family="paragraph" style:parent-style-name="Heading_20_2">
      <style:text-properties officeooo:rsid="00733599" officeooo:paragraph-rsid="0074fd35"/>
    </style:style>
    <style:style style:name="P36" style:family="paragraph" style:parent-style-name="Heading_20_2">
      <style:text-properties officeooo:rsid="00733599" officeooo:paragraph-rsid="0076d34d"/>
    </style:style>
    <style:style style:name="P37" style:family="paragraph" style:parent-style-name="Heading_20_2">
      <style:text-properties officeooo:rsid="00733599" officeooo:paragraph-rsid="0077c9eb"/>
    </style:style>
    <style:style style:name="P38" style:family="paragraph" style:parent-style-name="Heading_20_2">
      <style:text-properties officeooo:rsid="0078d997" officeooo:paragraph-rsid="0078d997"/>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officeooo:rsid="0072701b" officeooo:paragraph-rsid="007c32ce"/>
    </style:style>
    <style:style style:name="P41" style:family="paragraph" style:parent-style-name="Heading_20_1">
      <style:paragraph-properties fo:break-before="page"/>
      <style:text-properties officeooo:rsid="0078d997" officeooo:paragraph-rsid="007e1edb"/>
    </style:style>
    <style:style style:name="T1" style:family="text">
      <style:text-properties officeooo:rsid="0011438e"/>
    </style:style>
    <style:style style:name="T2" style:family="text">
      <style:text-properties officeooo:rsid="00169f6b"/>
    </style:style>
    <style:style style:name="T3" style:family="text">
      <style:text-properties officeooo:rsid="001e9cc8"/>
    </style:style>
    <style:style style:name="T4" style:family="text">
      <style:text-properties officeooo:rsid="00102712"/>
    </style:style>
    <style:style style:name="T5" style:family="text">
      <style:text-properties fo:color="#000000" style:font-name="Monospace" fo:font-size="10pt" style:font-size-asian="10pt"/>
    </style:style>
    <style:style style:name="T6" style:family="text">
      <style:text-properties fo:color="#000000" style:font-name="Monospace" fo:font-size="10pt" style:font-size-asian="10pt" fo:background-color="#e8f2fe"/>
    </style:style>
    <style:style style:name="T7" style:family="text">
      <style:text-properties fo:color="#000000" style:font-name="Monospace" fo:font-size="10pt" style:font-size-asian="10pt" style:language-asian="zxx" style:country-asian="none" style:language-complex="zxx" style:country-complex="none" fo:background-color="#e8f2fe"/>
    </style:style>
    <style:style style:name="T8" style:family="text">
      <style:text-properties fo:color="#000000"/>
    </style:style>
    <style:style style:name="T9" style:family="text">
      <style:text-properties officeooo:rsid="00709026"/>
    </style:style>
    <style:style style:name="T10" style:family="text">
      <style:text-properties officeooo:rsid="00712c8f"/>
    </style:style>
    <style:style style:name="T11" style:family="text">
      <style:text-properties fo:color="#7f0055" style:font-name="Monospace" fo:font-size="10pt" fo:font-weight="bold" style:font-size-asian="10pt" style:font-weight-asian="bold"/>
    </style:style>
    <style:style style:name="T12" style:family="text">
      <style:text-properties fo:color="#7f0055" style:font-name="Monospace" fo:font-size="10pt" fo:font-weight="bold" style:font-size-asian="10pt" style:font-weight-asian="bold" fo:background-color="#e8f2fe"/>
    </style:style>
    <style:style style:name="T13" style:family="text">
      <style:text-properties fo:color="#2a00ff" style:font-name="Monospace" fo:font-size="10pt" style:font-size-asian="10pt"/>
    </style:style>
    <style:style style:name="T14" style:family="text">
      <style:text-properties officeooo:rsid="00733599"/>
    </style:style>
    <style:style style:name="T15" style:family="text">
      <style:text-properties officeooo:rsid="00766b44"/>
    </style:style>
    <style:style style:name="T16" style:family="text">
      <style:text-properties officeooo:rsid="007527d9"/>
    </style:style>
    <style:style style:name="T17" style:family="text">
      <style:text-properties officeooo:rsid="007577f0"/>
    </style:style>
    <style:style style:name="T18" style:family="text">
      <style:text-properties officeooo:rsid="0076159a"/>
    </style:style>
    <style:style style:name="T19" style:family="text">
      <style:text-properties officeooo:rsid="00749c8c"/>
    </style:style>
    <style:style style:name="T20" style:family="text">
      <style:text-properties officeooo:rsid="007c32ce"/>
    </style:style>
    <style:style style:name="T21" style:family="text">
      <style:text-properties officeooo:rsid="007e1ed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3"/>
      <text:p text:style-name="P3"/>
      <text:p text:style-name="P3"/>
      <text:p text:style-name="P3"/>
      <text:p text:style-name="P3"/>
      <text:p text:style-name="Title">Abgabe zu Übungsblatt <text:span text:style-name="T9">4</text:span></text:p>
      <text:p text:style-name="P5"><text:s/></text:p>
      <text:p text:style-name="P6"/>
      <text:p text:style-name="P6"/>
      <text:p text:style-name="P6"/>
      <text:p text:style-name="Subtitle">Rechnerarchitektur und Eingebettete Systeme</text:p>
      <text:p text:style-name="P6"/>
      <text:p text:style-name="P6"/>
      <text:p text:style-name="P6"/>
      <text:p text:style-name="P6"/>
      <text:p text:style-name="P6"/>
      <text:p text:style-name="P7"/>
      <text:p text:style-name="P8"><text:span text:style-name="T4">Abgabedatum</text:span>:<text:tab/><text:tab/><text:tab/><text:span text:style-name="T10">17.12.2015</text:span></text:p>
      <text:p text:style-name="P8"/>
      <text:p text:style-name="P8">Semester:<text:tab/><text:tab/><text:tab/><text:tab/><text:span text:style-name="T4">Wintersemester </text:span>201<text:span text:style-name="T4">5/16</text:span></text:p>
      <text:p text:style-name="P8"/>
      <text:p text:style-name="P9">Beteiligte:<text:tab/><text:tab/><text:tab/><text:tab/><text:span text:style-name="T4">296118</text:span> <text:span text:style-name="T4">Stefan Fuhrmann</text:span> – <text:span text:style-name="T4">Techn.Inf. HS Bremen</text:span></text:p>
      <text:p text:style-name="P9"><text:tab/><text:tab/><text:tab/><text:tab/><text:tab/>325585 Steffen Christiansen <text:s/>– <text:span text:style-name="T4">Techn.Inf. HS Bremen</text:span></text:p>
      <text:p text:style-name="P9"><text:tab/><text:tab/><text:tab/><text:tab/><text:tab/><text:span text:style-name="T4">4140709</text:span> <text:span text:style-name="T4">Daniel Tauritis</text:span> <text:s/>– <text:span text:style-name="T4">Inf. Uni Bremen</text:span></text:p>
      <text:p text:style-name="P9"/>
      <text:p text:style-name="P10">Gruppennummer:<text:tab/><text:tab/><text:tab/>1</text:p>
      <text:p text:style-name="P8"/>
      <text:p text:style-name="P8">Laborleitung /-Betreuung:<text:tab/><text:span text:style-name="T4">Oliver Keszöcze</text:span></text:p>
      <text:p text:style-name="P4"/>
      <text:p text:style-name="P3"/>
      <text:h text:style-name="P40" text:outline-level="1">Aufgabe 1</text:h>
      <text:p text:style-name="P27"/>
      <text:p text:style-name="P27">Alleine dadurch, dass SystemC ein<text:span text:style-name="T18">e</text:span> <text:span text:style-name="T18">Bibliothek </text:span>von C++ ist, erlangt es zahlreiche positive und negative Eigenschaften:</text:p>
      <text:p text:style-name="P32"><text:span text:style-name="T16">Der Einstieg in SystemC dürfte den meisten Nutzern</text:span> der Hardwarebranche<text:span text:style-name="T19"> einfacher fallen, da C und C++ unter ihnen weit verbreitet sind. Die umfangreiche Funktionalität von C++ geht dabei nicht verloren. SystemC ist zudem kostenlos und Open Source, was SystemC im Laufe des letzten Jahrzehntes bei vielen Unternehmen beliebt gemacht hat.</text:span></text:p>
      <text:p text:style-name="P28">System C ist keine reine Hardware-Beschreibungssprache, was die Hardwaresynthese gegenüber anderen Sprachen erschwert.</text:p>
      <text:p text:style-name="P30"><text:span text:style-name="T16">Es </text:span>gehen aber nur wenige der Funktionen anderer <text:span text:style-name="T16">Hardware-Beschreibungssprache</text:span> verloren, da SystemC in Teilen an VHDL und Verilog angelehnt ist und ebenfalls über spezielle Hardware-Datentypen verfüg<text:span text:style-name="T17">t, die zur Handwarebeschreibung vonnöten sind.</text:span></text:p>
      <text:p text:style-name="P30">Im Gegensatz zu diesen Sprachen ist SystemC erheblich ab<text:span text:style-name="T20">s</text:span>trakter, <text:span text:style-name="T17">was SystenC nutzen kann, um Simulationen erheblich schneller durchzuführen</text:span>. </text:p>
      <text:p text:style-name="P31">Modellierung auf Register-Transferebene und somit die Hardwaresynthese sind in SystemC ebenfalls möglich. Für diese Zwecke wird aber in der Regel weiterhin VHDL oder Verilog vorgezogen.</text:p>
      <text:h text:style-name="P29" text:outline-level="1">Wenn <text:span text:style-name="T17">abstrahierte</text:span> Hardware <text:span text:style-name="T17">das Ziel des Nutzers ist oder für diesen kein Problem darstellt,</text:span> ist SystemC <text:span text:style-name="T17">eine attraktive Option</text:span>. <text:span text:style-name="T17">So kann beispielsweise festgestellt werden, ob ein System korrekt simuliert werden kann, um es anschließend in einer hardwarenäheren HDL umzusetzen.</text:span></text:h>
      <text:h text:style-name="P39" text:outline-level="1">Aufgabe 2</text:h>
      <text:p text:style-name="P13"/>
      <text:p text:style-name="P13">In der Datei RauES_U4A2.cpp befinden sich die Klassen SC_MAIN(), SC_MODULE(alu), SC_MODULE(tester) und SC_MODULE(waiter). Diese werden im folgenden ganzheitlich beschrieben.</text:p>
      <text:p text:style-name="P13"/>
      <text:p text:style-name="P14">Die #includes in der Datei gelten für alle Klassen, die sich in der Datei befinden:</text:p>
      <text:list xml:id="list9102008828849850540" text:style-name="L2">
        <text:list-item>
          <text:p text:style-name="P15"><text:span text:style-name="T11">#include</text:span><text:span text:style-name="T5"> </text:span><text:span text:style-name="T13">&lt;iostream&gt;</text:span></text:p>
        </text:list-item>
        <text:list-item>
          <text:p text:style-name="P16"><text:span text:style-name="T11">#include</text:span><text:span text:style-name="T5"> </text:span><text:span text:style-name="T13">&lt;string&gt;</text:span></text:p>
        </text:list-item>
        <text:list-item>
          <text:p text:style-name="P16"><text:span text:style-name="T11">#include</text:span><text:span text:style-name="T5"> </text:span><text:span text:style-name="T13">&lt;cstdint&gt;</text:span></text:p>
        </text:list-item>
        <text:list-item>
          <text:p text:style-name="P16"><text:span text:style-name="T11">#include</text:span><text:span text:style-name="T5"> </text:span><text:span text:style-name="T13">&lt;exception&gt;</text:span></text:p>
        </text:list-item>
        <text:list-item>
          <text:p text:style-name="P16"><text:span text:style-name="T11">#include</text:span><text:span text:style-name="T5"> </text:span><text:span text:style-name="T13">&lt;systemc.h&gt;</text:span></text:p>
        </text:list-item>
        <text:list-item>
          <text:p text:style-name="P15"><text:span text:style-name="T11">using</text:span><text:span text:style-name="T5"> </text:span><text:span text:style-name="T11">namespace</text:span><text:span text:style-name="T5"> std;</text:span></text:p>
        </text:list-item>
      </text:list>
      <text:p text:style-name="P14"><text:span text:style-name="T5"/></text:p>
      <text:p text:style-name="P17"><text:span text:style-name="T8">Über den Präprozessor werden Debug-Informationen noch vor der Kompilierung per Makro umgesetzt, auch die auszuführenden Operationen werden aufgrund einfacherer Leserlichkeit per Makros über den Präprozessor gesetzt, bsp. </text:span><text:span text:style-name="T12">#define</text:span><text:span text:style-name="T6"> IS_ADD <text:s/>(0x01)</text:span></text:p>
      <text:p text:style-name="P3"/>
      <text:h text:style-name="Heading_20_2" text:outline-level="2">SC_MAIN()</text:h>
      <text:p text:style-name="P19">In der Main-Klasse wird ein Objekt der Klasse SC_CLOCK namens <text:span text:style-name="T14">'</text:span>clk<text:span text:style-name="T14">'</text:span> erzeugt. Die Taktung soll alle 10 Nanosekunden eine positive Flanke erzeugen.</text:p>
      <text:p text:style-name="P19">Weiterhin werden die Ein bzw. Ausgaben anhand von Objekten der Klasse SC_SIGNAL erzeugt. Die ein und Ausgaben entsprechen den Anforderungen aus der Aufgabenstellung.</text:p>
      <text:p text:style-name="P19">Wir erzeugen ein Objekt der Klasse <text:span text:style-name="T14">'alu' und geben ihm den Namen 'alui(„alu“)' und anschließend für Testzwecke ein Objekt 'w(„Waiter“)' <text:s/>der Klasse 'waiter' sowie ein Objekt 'test(„Tester“) der Klasse tester.</text:span></text:p>
      <text:p text:style-name="P20">Nun synchronisieren wir die erzeugten Objekte für die Ein- bzw. Ausgaben mit den erstellten Objekten für die Klassen 'alu' und 'tester', da diese über die variablen miteinander kommunizieren.</text:p>
      <text:p text:style-name="P20">Abschließend erstellen wir ein Tracefile, dass wir mit dem Programm GTK_wave aufrufen können um unser Programm ggf. zu Debuggen. Wir starten die Ausführung des Programmes mit dem Kommando sc_start().</text:p>
      <text:h text:style-name="P35" text:outline-level="2">SC_MODULE(alu)</text:h>
      <text:p text:style-name="P21">Die Klasse beinhaltet neben dem Mapping der Eingänge- bzw. Ausgänge eine lokale Varibale tmpResult, in der das Ergebnis der jeweiligen Berechnungen zwischengespeichert wird. Neben dem Kostruktor der Klasse verfügt sie über eine Methode inst().</text:p>
      <text:p text:style-name="P21">Im Konstruktor der Klasse bestimmen wir, dass bei jeder positiven Taktflanke die Klassenmethode inst() aufgerufen wird. Hierfür benutzen wir die Sensitivitätsliste des Konstruktors.</text:p>
      <text:p text:style-name="P21">Die Methode inst() besteht aus einem großen Switch-Case Block, die aufgrund der übergebenen Instruktion entscheidet, welche Operation ausgeführt wird. <text:span text:style-name="T15">Dabei wird jeweils die entsprechende Opartion ausgeführt, dass Ergebnis in tmpResult gespeichert und im nächsten Schritt tmpResult an das Signal 'result' übergeben. Über PRINT_DEBUG wird bei jeder Ausführung die berechnete </text:span><text:soft-page-break/><text:span text:style-name="T15">Operation in der Kommandozeile ausgegeben.</text:span></text:p>
      <text:p text:style-name="P22">Eine Fehlerbehandlung bei der Dvisionsoperation und bei der Modulooperation verhindert ein teilen durch null und gibt in diesem Fall eine 0 am Ausgang 'result' aus.</text:p>
      <text:p text:style-name="P22">Bei der Bitshift-Operation wird bei positiven Werten nach links geshiftet. Bei negativen Werten nach rechts. Dabei wurde ein Überlauf, bzw. ein Unterlauf getestet. Der Vergleich wurde entsprechend den Vorgaben aus der Aufgabenstellung umgesetzt und liefert je nach Ergebnis 1,0 oder -1 zurück.</text:p>
      <text:p text:style-name="P22">Sollte eine unbekannte Operation aufgerunfen werden, greift die Default-Klausel des Switch-Case Blocks und es wird am Ausgang 'result' eine 0 ausgegeben.</text:p>
      <text:h text:style-name="P36" text:outline-level="2">SC_MODULE(tester)</text:h>
      <text:p text:style-name="P23">Die Klasse 'tester' ist unsere Umsetzung für die Testbench der Klasse. Neben der Übergabe der Eingangs- und Ausgangsvariablen besitzt die Klasse einen Konstruktor und die Methode 'testing()'.</text:p>
      <text:p text:style-name="P23">Der Konstruktor der Klasse ruft lediglich die Methode 'testing()' auf uns besitzt keine eigene Sensivitätsliste, was ihm zu einer Asynchronen Schaltung macht. Dies ist aber auch nicht notwendig , da mit der Klasse lediglich die Funktionalität der der Klasse 'alu' überprüft wird und sie nicht Synthetisierbar sein muss.</text:p>
      <text:p text:style-name="P23">In der Methode 'testing()' erstellen wir drei lokale Objektarrays vom Typ SC_INT&lt;64&gt; mit einer vorgegebenen Größe von 10 Elementen. Diese ersten beiden dienen den Testeingaben für dataA und dataB. Der dritte Array beinhaltet das erwartete Ergebnis, was später mit dem anliegenden Wert an 'result' verglichen werden kann, dieser wird jeweils erst vor dem testen der Operation mit Werten gefüllt.</text:p>
      <text:p text:style-name="P23">Die Werte der ersten beiden Arrays werden später bei dem testen von anderen Operationen überschrieben.</text:p>
      <text:p text:style-name="P23">Für jede Operation haben wir 10 Testfälle ausgewählt, beim BITSHIFT verwenden wir 20 Testfälle um sowohl einen Positiven als auch einen negativen Überlauf darstellen zu können.</text:p>
      <text:p text:style-name="P23">Die Addition, Subtraktion, Multiplikation sowie die Divisionsoperationen verwenden in den Testfällen sowohl positive als auch negative Zahlen. Ein Über- bzw. Unterlauf des vorhandenen Zahlenbereiches wird hier aufgrund des vorhandenen Zahlenraumes</text:p>
      <text:p text:style-name="P24">2⁶⁴ = <text:span text:style-name="T7">18446744073709600000</text:span></text:p>
      <text:p text:style-name="P18">nicht überprüft.</text:p>
      <text:p text:style-name="P18"/>
      <text:p text:style-name="P18">Die Modulo Operation bekommt neue Werte für beide Eingabevektoren und vergleicht bei positiven und auch negativen Eingaben vielfache von 16 ob das Ergebnis der Berechnung korrekt ist.</text:p>
      <text:p text:style-name="P18"/>
      <text:p text:style-name="P18">Beim BITSHIFTING werden jeweils die gesamten positiven als auch negativen Bereiche einmal übeprüft und auch der Unterlauf sowie dr Überlauf des Zahlenbereiches.</text:p>
      <text:p text:style-name="P18"/>
      <text:p text:style-name="P18">Bei der AND, OR und XOR Operation werden jeweils verschiedene positive Werte überprüft. Da es sich um logische BITWISE Operationen handelt, kann es hier keinen Überlauf, bzw. Unterlauf geben. Sollte sich ein Carry ergeben wird dies abgeschnitten. Sollten negative Werte eingegeben werden, werden diese aufgrund des Zweierkomplements per Definition richtig berechnet.</text:p>
      <text:p text:style-name="P18"/>
      <text:p text:style-name="P18"><text:soft-page-break/>Bei der Comparator, bzw. Vergleichsoperation werden postivie und negative Zahlen auf Gleichheit überprüft. Dabei wird auf die Möglichkeiten eingegangen, dass die Zahlen gleich sein können, Operand dataA größer oder kleiner als Operand dataB sein kann.</text:p>
      <text:p text:style-name="P18"/>
      <text:p text:style-name="P18">Bei jedem Testschritt wird jeweils der Testschritt mit ausgegeben. Sollten die erhaltenen Ergebnisse nicht zu den erwarteten passen, wird das Programm anhand einer Exception abgebrochen.</text:p>
      <text:p text:style-name="P18"/>
      <text:p text:style-name="P18">Am Ende der Testbench wird in der Kommandozeile ausgegeben, dass die Testbench erfolgreich abgeschlossen wurde und das Programm wird per SC_STOP() beendet.</text:p>
      <text:h text:style-name="P37" text:outline-level="2">SC_MODULE(waiter)</text:h>
      <text:p text:style-name="P25">Die waiter-Klasse hat als einzige Aufgabe, eine Millisekunde zu warten. Dies ist nötig um sicherzugehen, dass das Objekt von 'alu' erzeugt wurde, bevor das Objekt der Klasse 'tester' erzeugt wird.</text:p>
      <text:h text:style-name="P38" text:outline-level="2">Zusammenfassung</text:h>
      <text:p text:style-name="P26">Nach erfolgreichem Kompilieren der Datei RauES_U4A2.cpp aus dem Linux Terminal über den 'make'-Befehl konnte dies aufgerufen werden. Im Terminalfenster konnten wir beobachten, dass alle Testfälle erfolgreich durchgeführt wurden und somit sichergehen, dass die Umsetzung der Aufgabenstellung entspricht.</text:p>
      <text:h text:style-name="P41" text:outline-level="1">Aufgabe <text:span text:style-name="T21">3</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OpenSymbol" svg:font-family="OpenSymbol"/>
    <style:font-face style:name="Tahoma1" svg:font-family="Tahoma"/>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f8f44" officeooo:paragraph-rsid="007f8f44"/>
    </style:style>
    <style:style style:name="MP2" style:family="paragraph" style:parent-style-name="Footer">
      <style:text-properties officeooo:rsid="007f8f44" officeooo:paragraph-rsid="007f8f44"/>
    </style:style>
    <style:style style:name="MP3" style:family="paragraph" style:parent-style-name="Header">
      <style:text-properties fo:language="de" fo:country="DE"/>
    </style:style>
    <style:style style:name="MP4" style:family="paragraph" style:parent-style-name="Footer">
      <style:paragraph-properties fo:text-align="end" style:justify-single-word="false"/>
      <style:text-properties fo:language="de" fo:country="DE"/>
    </style:style>
    <style:style style:name="MT1" style:family="text">
      <style:text-properties officeooo:rsid="0011438e"/>
    </style:style>
    <style:style style:name="MT2" style:family="text">
      <style:text-properties officeooo:rsid="00169f6b"/>
    </style:style>
    <style:style style:name="MT3"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Stefan Fuhrmann, Steffen Christiansen, Daniel Tauritis<text:tab/><text:date style:data-style-name="N37" text:date-value="2015-12-16T20:38:18.961400217" text:fixed="true">16.12.15</text:date></text:p>
      </style:header>
      <style:footer>
        <text:p text:style-name="MP2">RauES [Rechnerarchitektur und Embedded Systems] Übung 4<text:tab/> Seite <text:page-number text:select-page="current">6</text:page-number>/<text:page-count>6</text:page-count></text:p>
      </style:footer>
    </style:master-page>
    <style:master-page style:name="Index" style:page-layout-name="Mpm2">
      <style:header>
        <text:p text:style-name="MP3"><text:span text:style-name="MT1">Gruppe 1</text:span><text:tab/><text:span text:style-name="MT1">RAuES</text:span> – <text:span text:style-name="MT1">Abgabe zu Übungsblatt 3</text:span><text:tab/><text:span text:style-name="MT2">03.12.2015</text:span></text:p>
      </style:header>
      <style:footer>
        <text:p text:style-name="MP4"><text:span text:style-name="MT3">Seite </text:span><text:page-number text:select-page="current">0</text:page-number>/<text:page-count>6</text:page-count></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47M20S</meta:editing-duration>
    <meta:editing-cycles>141</meta:editing-cycles>
    <meta:generator>LibreOffice/5.0.2.2$Linux_X86_64 LibreOffice_project/00m0$Build-2</meta:generator>
    <dc:date>2015-12-16T20:39:18.742123085</dc:date>
    <meta:print-date>2014-04-02T00:53:40.17</meta:print-date>
    <meta:document-statistic meta:table-count="0" meta:image-count="0" meta:object-count="0" meta:page-count="6" meta:paragraph-count="65" meta:word-count="1142" meta:character-count="8302" meta:non-whitespace-character-count="7201"/>
    <meta:user-defined meta:name="Info 1"/>
    <meta:user-defined meta:name="Info 2"/>
    <meta:user-defined meta:name="Info 3"/>
    <meta:user-defined meta:name="Info 4"/>
  </office:meta>
</office:document-meta>
</file>